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76cm"/>
    </style:style>
    <style:style style:name="co3" style:family="table-column">
      <style:table-column-properties fo:break-before="auto" style:column-width="0.99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font-name="Arial Black" fo:font-size="11pt" fo:language="en" fo:country="US" fo:font-weight="bold" style:font-name-asian="Consolas" style:font-size-asian="11pt" style:language-asian="en" style:country-asian="US" style:font-weight-asian="bold" style:font-name-complex="Consolas" style:font-size-complex="11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style:font-name="Arial Black" fo:font-size="11pt" fo:language="en" fo:country="US" fo:font-weight="bold" style:font-name-asian="Consolas" style:font-size-asian="11pt" style:language-asian="en" style:country-asian="US" style:font-weight-asian="bold" style:font-name-complex="Consolas" style:font-size-complex="11pt" style:language-complex="en" style:country-complex="US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 table:number-columns-spanned="2" table:number-rows-spanned="1">
            <text:p>Farbe</text:p>
          </table:table-cell>
          <table:covered-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table:style-name="ce3" office:value-type="string">
            <text:p>LED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IF([.A2]=[.A4];[.B4];IF([.A2]=[.A5];[.B5];[.B6]))" office:value-type="string" office:string-value="Blau">
            <text:p>Blau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/>
          <table:table-cell table:style-name="ce4" table:formula="of:=((MOD([.A2];3))*64)+([.C2]*16)+([.D2]*4)+[.E2]" office:value-type="float" office:value="25">
            <text:p>25</text:p>
          </table:table-cell>
        </table:table-row>
        <table:table-row table:style-name="ro4">
          <table:table-cell table:style-name="ce2" table:number-columns-repeated="2"/>
          <table:table-cell table:number-columns-repeated="4"/>
          <table:table-cell table:style-name="ce5" table:formula="of:=((MOD([.A2]+1;3))*64)+([.C2]*16)+([.D2]*4)+[.E2]" office:value-type="float" office:value="89">
            <text:p>8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lau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ün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ot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22.11.2015</text:date>, <text:time>15:47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wark Thomas</meta:initial-creator>
    <meta:creation-date>2015-08-14T15:32:44.33</meta:creation-date>
    <dc:date>2015-11-22T15:47:50.76</dc:date>
    <dc:creator>Thomas Schwark</dc:creator>
    <meta:editing-duration>PT5H6M36S</meta:editing-duration>
    <meta:editing-cycles>4</meta:editing-cycles>
    <meta:generator>OpenOffice/4.1.1$Win32 OpenOffice.org_project/411m6$Build-9775</meta:generator>
    <meta:document-statistic meta:table-count="3" meta:cell-count="18" meta:object-count="0"/>
  </office:meta>
</office:document-meta>
</file>